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normal">
      <style:text-properties fo:font-size="15pt" fo:font-weight="bold" style:font-size-asian="15pt" style:font-weight-asian="bold" style:font-size-complex="15pt" style:font-weight-complex="bold"/>
    </style:style>
    <style:style style:name="P2" style:family="paragraph" style:parent-style-name="normal" style:master-page-name="Standard">
      <style:paragraph-properties style:page-number="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normal"/>
      <text:p text:style-name="P1"><text:s/>Base de données :</text:p>
      <text:p text:style-name="normal"/>
      <text:p text:style-name="normal">Table "users" (utilisateurs) :</text:p>
      <text:p text:style-name="normal">id : clé primaire, identifiant unique de l'utilisateur.</text:p>
      <text:p text:style-name="normal">name : nom de l'utilisateur.</text:p>
      <text:p text:style-name="normal">email : adresse e-mail de l'utilisateur.</text:p>
      <text:p text:style-name="normal">password : mot de passe de l'utilisateur (haché).</text:p>
      <text:p text:style-name="normal">isAdmin : un booléen pour indiquer si l'utilisateur a le statut administrateur.</text:p>
      <text:p text:style-name="normal">address : adresse postale de l'utilisateur.</text:p>
      <text:p text:style-name="normal">phoneNumber : numéro de téléphone de l'utilisateur.</text:p>
      <text:p text:style-name="normal"/>
      <text:p text:style-name="normal">Table "sunday_workshops" (ateliers du dimanche) :</text:p>
      <text:p text:style-name="normal">id : clé primaire, identifiant unique de l'atelier.</text:p>
      <text:p text:style-name="normal">date : date de l'atelier du dimanche.</text:p>
      <text:p text:style-name="normal">address : lieu de l'atelier </text:p>
      <text:p text:style-name="normal">maxAttendees : nombre maximum de participants pour l'atelier.</text:p>
      <text:p text:style-name="normal">currentAttendees : nombre de participants actuel à l'atelier.</text:p>
      <text:p text:style-name="normal"/>
      <text:p text:style-name="normal">Table "workshop_organizers" (organisateurs d'ateliers) :</text:p>
      <text:p text:style-name="normal">id : clé primaire, identifiant unique de la relation organisateur-atelier.</text:p>
      <text:p text:style-name="normal">userId : identifiant de l'utilisateur qui propose l'atelier (clé étrangère vers la table "users").</text:p>
      <text:p text:style-name="normal">workshopId : identifiant de l'atelier (clé étrangère vers la table "sunday_workshops").</text:p>
      <text:p text:style-name="normal"/>
      <text:p text:style-name="normal">Table "workshop_attendees" (participants à un atelier) :</text:p>
      <text:p text:style-name="normal">id : clé primaire, identifiant unique de la relation participant-atelier.</text:p>
      <text:p text:style-name="normal">userId : identifiant de l'utilisateur qui s'inscrit à l'atelier (clé étrangère vers la table "users").</text:p>
      <text:p text:style-name="normal">workshopId : identifiant de l'atelier (clé étrangère vers la table "sunday_workshops").</text:p>
      <text:p text:style-name="normal"/>
      <text:p text:style-name="normal">Table "artworks" (créations artistiques) :</text:p>
      <text:p text:style-name="normal">id : clé primaire, identifiant unique de la création.</text:p>
      <text:p text:style-name="normal">userId : identifiant de l'utilisateur qui a créé la création (clé étrangère vers la table "users").</text:p>
      <text:p text:style-name="normal">imageUrl : URL de l'image représentant la création.</text:p>
      <text:p text:style-name="normal">description : description de la création artistique.</text:p>
      <text:p text:style-name="normal"/>
      <text:p text:style-name="normal">Table "comments" (commentaires) :</text:p>
      <text:p text:style-name="normal">id : clé primaire, identifiant unique du commentaire.</text:p>
      <text:p text:style-name="normal">userId : identifiant de l'utilisateur qui a posté le commentaire (clé étrangère vers la table "users").</text:p>
      <text:p text:style-name="normal">artworkId : identifiant de la création artistique à laquelle le commentaire est associé (clé étrangère vers la table "artworks").</text:p>
      <text:p text:style-name="normal">content : contenu du commentaire.</text:p>
      <text:p text:style-name="normal"/>
      <text:p text:style-name="normal"/>
      <text:p text:style-name="normal"/>
      <text:p text:style-name="normal"/>
      <text:p text:style-name="P1"><text:soft-page-break/>structure MVC </text:p>
      <text:p text:style-name="P1"/>
      <text:p text:style-name="P1">**Modèles :**</text:p>
      <text:p text:style-name="normal"/>
      <text:p text:style-name="normal">1. User (utilisateur) :</text:p>
      <text:p text:style-name="normal"><text:s text:c="3"/>- id : identifiant unique de l'utilisateur.</text:p>
      <text:p text:style-name="normal"><text:s text:c="3"/>- name : nom de l'utilisateur.</text:p>
      <text:p text:style-name="normal"><text:s text:c="3"/>- email : adresse e-mail de l'utilisateur.</text:p>
      <text:p text:style-name="normal"><text:s text:c="3"/>- password : mot de passe de l'utilisateur (haché).</text:p>
      <text:p text:style-name="normal"><text:s text:c="3"/>- isAdmin : un booléen pour indiquer si l'utilisateur a le statut administrateur.</text:p>
      <text:p text:style-name="normal"><text:s text:c="3"/>- address : adresse postale de l'utilisateur.</text:p>
      <text:p text:style-name="normal"><text:s text:c="3"/>- phoneNumber : numéro de téléphone de l'utilisateur.</text:p>
      <text:p text:style-name="normal"/>
      <text:p text:style-name="normal">2. SundayWorkshop (atelier du dimanche) :</text:p>
      <text:p text:style-name="normal"><text:s text:c="3"/>- id : identifiant unique de l'atelier.</text:p>
      <text:p text:style-name="normal"><text:s text:c="3"/>- date : date de l'atelier du dimanche.</text:p>
      <text:p text:style-name="normal"><text:s text:c="3"/>- maxAttendees : nombre maximum de participants pour l'atelier.</text:p>
      <text:p text:style-name="normal"><text:s text:c="3"/>- currentAttendees : nombre de participants actuel à l'atelier.</text:p>
      <text:p text:style-name="normal"/>
      <text:p text:style-name="normal">3. WorkshopOrganizer (organisateur d'atelier) :</text:p>
      <text:p text:style-name="normal"><text:s text:c="3"/>- id : identifiant unique de la relation organisateur-atelier.</text:p>
      <text:p text:style-name="normal"><text:s text:c="3"/>- userId : identifiant de l'utilisateur qui propose l'atelier (clé étrangère vers la table "users").</text:p>
      <text:p text:style-name="normal"><text:s text:c="3"/>- workshopId : identifiant de l'atelier (clé étrangère vers la table "sunday_workshops").</text:p>
      <text:p text:style-name="normal"/>
      <text:p text:style-name="normal">4. WorkshopAttendee (participant à un atelier) :</text:p>
      <text:p text:style-name="normal"><text:s text:c="3"/>- id : identifiant unique de la relation participant-atelier.</text:p>
      <text:p text:style-name="normal"><text:s text:c="3"/>- userId : identifiant de l'utilisateur qui s'inscrit à l'atelier (clé étrangère vers la table "users").</text:p>
      <text:p text:style-name="normal"><text:s text:c="3"/>- workshopId : identifiant de l'atelier (clé étrangère vers la table "sunday_workshops").</text:p>
      <text:p text:style-name="normal"/>
      <text:p text:style-name="normal">5. Artwork (création artistique) :</text:p>
      <text:p text:style-name="normal"><text:s text:c="3"/>- id : identifiant unique de la création.</text:p>
      <text:p text:style-name="normal"><text:s text:c="3"/>- userId : identifiant de l'utilisateur qui a créé la création (clé étrangère vers la table "users").</text:p>
      <text:p text:style-name="normal"><text:s text:c="3"/>- imageUrl : URL de l'image représentant la création.</text:p>
      <text:p text:style-name="normal"><text:s text:c="3"/>- description : description de la création artistique.</text:p>
      <text:p text:style-name="normal"/>
      <text:p text:style-name="normal">6. Comment (commentaire) :</text:p>
      <text:p text:style-name="normal"><text:s text:c="3"/>- id : identifiant unique du commentaire.</text:p>
      <text:p text:style-name="normal"><text:s text:c="3"/>- userId : identifiant de l'utilisateur qui a posté le commentaire (clé étrangère vers la table "users").</text:p>
      <text:p text:style-name="normal"><text:s text:c="3"/>- artworkId : identifiant de la création artistique à laquelle le commentaire est associé (clé étrangère vers la table "artworks").</text:p>
      <text:p text:style-name="normal">- content : contenu du commentaire.</text:p>
      <text:p text:style-name="normal"/>
      <text:p text:style-name="normal"/>
      <text:p text:style-name="normal"/>
      <text:p text:style-name="P1"><text:soft-page-break/>**Contrôleurs :**</text:p>
      <text:p text:style-name="normal"/>
      <text:p text:style-name="normal">1. UserController :</text:p>
      <text:p text:style-name="normal"><text:s text:c="3"/>- signup : permet à un nouvel utilisateur de s'inscrire en créant un compte avec son nom, son email, son mot de passe, son adresse et son numéro de téléphone.</text:p>
      <text:p text:style-name="normal"><text:s text:c="3"/>- signin : permet à un utilisateur existant de se connecter avec son email et son mot de passe.</text:p>
      <text:p text:style-name="normal"><text:s text:c="3"/>- getUsers : récupère la liste des utilisateurs (pour l'administration).</text:p>
      <text:p text:style-name="normal"><text:s text:c="3"/>- deleteUser : supprime un utilisateur spécifié par son identifiant (pour l'administration).</text:p>
      <text:p text:style-name="normal"/>
      <text:p text:style-name="normal">2. SundayWorkshopController :</text:p>
      <text:p text:style-name="normal"><text:s text:c="3"/>- getWorkshops : récupère la liste des ateliers du dimanche disponibles.</text:p>
      <text:p text:style-name="normal"><text:s text:c="3"/>- createWorkshop : crée un nouvel atelier du dimanche avec une date, le lieu et un nombre maximum de participants.</text:p>
      <text:p text:style-name="normal"><text:s text:c="3"/>- signupForWorkshop : permet à un utilisateur de s'inscrire à un atelier du dimanche en respectant le nombre maximum de participants.</text:p>
      <text:p text:style-name="normal"/>
      <text:p text:style-name="normal">3. ArtworkController :</text:p>
      <text:p text:style-name="normal"><text:s text:c="3"/>- getArtworks : récupère la liste des créations artistiques.</text:p>
      <text:p text:style-name="normal"><text:s text:c="3"/>- createArtwork : permet à un utilisateur de poster une nouvelle création artistique avec une image et une description.</text:p>
      <text:p text:style-name="normal"><text:s text:c="3"/>- deleteArtwork : supprime une création artistique spécifiée par son identifiant (pour l'administration).</text:p>
      <text:p text:style-name="normal"><text:s text:c="3"/>- getArtworkComments : récupère les commentaires associés à une création artistique spécifiée.</text:p>
      <text:p text:style-name="normal"><text:s text:c="3"/>- createComment : permet à un utilisateur de poster un commentaire sur une création artistique.</text:p>
      <text:p text:style-name="normal"><text:s text:c="3"/>- deleteComment : supprime un commentaire spécifié par son identifiant (pour l'administration).</text:p>
      <text:p text:style-name="normal"/>
      <text:p text:style-name="normal">4. AdminController :</text:p>
      <text:p text:style-name="normal"><text:s text:c="3"/>- getPendingUsers : récupère la liste des utilisateurs en attente d'approbation (pour l'administration).</text:p>
      <text:p text:style-name="normal"><text:s text:c="3"/>- approveUser : approuve un utilisateur en mettant à jour son statut pour lui permettre d'accéder à l'application.</text:p>
      <text:p text:style-name="normal"><text:s text:c="3"/>- deleteUser : supprime un utilisateur spécifié par son identifiant (pour l'administration).</text:p>
      <text:p text:style-name="normal"><text:s text:c="3"/>- deleteArtwork : supprime une création artistique spécifiée par son identifiant, y compris tous les commentaires associés (pour l'administration).</text:p>
      <text:p text:style-name="normal">- deleteComment : supprime un commentaire spécifié par son identifiant (pour l'administration).</text:p>
      <text:p text:style-name="normal"/>
      <text:p text:style-name="normal"/>
      <text:p text:style-name="normal"/>
      <text:p text:style-name="normal"/>
      <text:p text:style-name="normal"/>
      <text:p text:style-name="normal"/>
      <text:p text:style-name="normal"/>
      <text:p text:style-name="P1"><text:soft-page-break/>**Vues (composants React) :**</text:p>
      <text:p text:style-name="normal"/>
      <text:p text:style-name="normal">- Accueil (HomePage) : affiche la page d'accueil avec les formulaires d'inscription et de connexion.</text:p>
      <text:p text:style-name="normal">- Ateliers (WorkshopPage) : affiche les ateliers du dimanche disponibles et permet de s'inscrire à l'un d'eux.</text:p>
      <text:p text:style-name="normal">- Créations (ArtworkPage) : affiche les créations artistiques, permet de les télécharger, voir les commentaires existants et poster de nouveaux commentaires.</text:p>
      <text:p text:style-name="normal">- Admin (AdminPage) : affiche la page d'administration avec la liste des utilisateurs, des créations artistiques et des commentaires, permettant de les gérer.</text:p>
      <text:p text:style-name="normal"/>
      <text:p text:style-name="normal">- Composants supplémentaires :</text:p>
      <text:p text:style-name="normal"><text:s text:c="2"/>- Navbar : composant de navigation pour accéder aux différentes pages.</text:p>
      <text:p text:style-name="normal"><text:s text:c="2"/>- SignupForm : formulaire d'inscription pour créer un compte utilisateur.</text:p>
      <text:p text:style-name="normal"><text:s text:c="2"/>- SigninForm : formulaire de connexion pour se connecter à un compte utilisateur.</text:p>
      <text:p text:style-name="normal"><text:s text:c="2"/>- WorkshopCard : carte affichant les détails d'un atelier du dimanche.</text:p>
      <text:p text:style-name="normal"><text:s text:c="2"/>- ArtworkCard : carte affichant une création artistique avec la possibilité de commenter.</text:p>
      <text:p text:style-name="normal"><text:s text:c="2"/>- UserList : composant affichant la liste des utilisateurs avec des options pour les accepter ou les supprimer (pour l'administration).</text:p>
      <text:p text:style-name="normal"><text:s text:c="2"/>-ArtworkList : composant affichant la liste des créations artistiques avec des options pour les supprimer (pour l'administration).</text:p>
      <text:p text:style-name="normal">CommentList : composant affichant la liste des commentaires associés à une création artistique.</text:p>
      <text:p text:style-name="normal">CommentForm : formulaire permettant à un utilisateur de poster un commentaire sur une création artistique.</text:p>
      <text:p text:style-name="normal"/>
      <text:p text:style-name="normal">1. Accueil (HomePage) :</text:p>
      <text:p text:style-name="normal"><text:s text:c="3"/>- Navbar : affiche la barre de navigation.</text:p>
      <text:p text:style-name="normal"><text:s text:c="3"/>- SignupForm : affiche le formulaire d'inscription.</text:p>
      <text:p text:style-name="normal"><text:s text:c="3"/>- SigninForm : affiche le formulaire de connexion.</text:p>
      <text:p text:style-name="normal"/>
      <text:p text:style-name="normal">2. Ateliers (WorkshopPage) :</text:p>
      <text:p text:style-name="normal"><text:s text:c="3"/>- Navbar : affiche la barre de navigation.</text:p>
      <text:p text:style-name="normal"><text:s text:c="3"/>- </text:p>
      <text:p text:style-name="normal">A. WorkshopForm : un formulaire permettant aux utilisateurs de proposer une date pour un atelier du dimanche. Ce formulaire peut inclure des champs tels que la date de l'atelier et le nombre maximum de participants et l'adresse.</text:p>
      <text:p text:style-name="normal"/>
      <text:p text:style-name="normal">B. WorkshopList : une liste des ateliers proposés par les utilisateurs. Cette liste affiche les détails des ateliers proposés, tels que la date et le nombre maximum de participants, ainsi que des options pour s'inscrire à ces ateliers.</text:p>
      <text:p text:style-name="normal"/>
      <text:p text:style-name="normal">C. UserWorkshopList : une liste des ateliers proposés par l'utilisateur connecté. Cette liste affiche les ateliers proposés par l'utilisateur actuel et permet à l'utilisateur de gérer ces ateliers, tels que les modifier ou les supprimer.</text:p>
      <text:p text:style-name="normal"/>
      <text:p text:style-name="normal">3. Créations (ArtworkPage) :</text:p>
      <text:p text:style-name="normal"><text:soft-page-break/><text:s text:c="3"/>- Navbar : affiche la barre de navigation.</text:p>
      <text:p text:style-name="normal"><text:s text:c="3"/>- ArtworkCard : affiche les créations artistiques.</text:p>
      <text:p text:style-name="normal"><text:s text:c="3"/>- CommentList : affiche les commentaires associés à une création artistique.</text:p>
      <text:p text:style-name="normal"><text:s text:c="3"/>- CommentForm : affiche le formulaire pour poster un commentaire.</text:p>
      <text:p text:style-name="normal"/>
      <text:p text:style-name="normal">4. Admin (AdminPage) :</text:p>
      <text:p text:style-name="normal"><text:s text:c="3"/>- Navbar : affiche la barre de navigation.</text:p>
      <text:p text:style-name="normal"><text:s text:c="3"/>- UserList : affiche la liste des utilisateurs avec des options d'approbation et de suppression.</text:p>
      <text:p text:style-name="normal"><text:s text:c="3"/>- ArtworkList : affiche la liste des créations artistiques avec des options de suppression.</text:p>
      <text:p text:style-name="normal"><text:s text:c="3"/>- CommentList : affiche la liste des commentaires avec des options de suppression.</text:p>
      <text:p text:style-name="normal"/>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rmal" style:family="paragraph" style:default-outline-level="">
      <style:paragraph-properties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706cm" fo:margin-bottom="0.212cm"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635cm" fo:margin-bottom="0.212cm"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564cm" fo:margin-bottom="0.141cm"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494cm" fo:margin-bottom="0.141cm"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423cm" fo:margin-bottom="0.141cm"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423cm" fo:margin-bottom="0.141cm"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cm" fo:margin-bottom="0.106cm"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cm" fo:margin-bottom="0.564cm"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3-07-19T10:55:59.187000000</dc:date>
    <meta:editing-duration>PT1M17S</meta:editing-duration>
    <meta:editing-cycles>1</meta:editing-cycles>
    <meta:document-statistic meta:table-count="0" meta:image-count="0" meta:object-count="0" meta:page-count="5" meta:paragraph-count="124" meta:word-count="1314" meta:character-count="8926" meta:non-whitespace-character-count="7556"/>
    <meta:generator>Neat_Office/6.2.8.2$Windows_x86 LibreOffice_project/</meta:generator>
  </office:meta>
</office:document-meta>
</file>